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92.3mm"/>
    </style:style>
    <style:style style:name="co7" style:family="table-column">
      <style:table-column-properties fo:break-before="auto" style:column-width="94.17mm"/>
    </style:style>
    <style:style style:name="co8" style:family="table-column">
      <style:table-column-properties fo:break-before="auto" style:column-width="75.65mm"/>
    </style:style>
    <style:style style:name="co9" style:family="table-column">
      <style:table-column-properties fo:break-before="auto" style:column-width="47.45mm"/>
    </style:style>
    <style:style style:name="co10" style:family="table-column">
      <style:table-column-properties fo:break-before="auto" style:column-width="48.03mm"/>
    </style:style>
    <style:style style:name="co11" style:family="table-column">
      <style:table-column-properties fo:break-before="auto" style:column-width="63.8mm"/>
    </style:style>
    <style:style style:name="co12" style:family="table-column">
      <style:table-column-properties fo:break-before="auto" style:column-width="59.32mm"/>
    </style:style>
    <style:style style:name="co13" style:family="table-column">
      <style:table-column-properties fo:break-before="auto" style:column-width="65.35mm"/>
    </style:style>
    <style:style style:name="co14" style:family="table-column">
      <style:table-column-properties fo:break-before="auto" style:column-width="96.08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73.91mm"/>
    </style:style>
    <style:style style:name="co17" style:family="table-column">
      <style:table-column-properties fo:break-before="auto" style:column-width="72.55mm"/>
    </style:style>
    <style:style style:name="co18" style:family="table-column">
      <style:table-column-properties fo:break-before="auto" style:column-width="52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="0.06pt solid #000000" style:rotation-align="none"/>
    </style:style>
    <style:style style:name="ce2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rotation-align="none"/>
    </style:style>
    <style:style style:name="ce20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svg:stroke-color="#000000" draw:marker-start="" draw:marker-start-width="3.5mm" draw:marker-end="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2.31mm" svg:y="41.33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.92mm" svg:y="138.97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ce9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ente, lenguaje, lógica y argumentació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losofía de la educación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Filosofía de la Mente y del Lenguaje</text:p>
          </table:table-cell>
          <table:table-cell table:style-name="ce24" office:value-type="string" calcext:value-type="string">
            <text:p>Educación</text:p>
          </table:table-cell>
          <table:table-cell table:style-name="ce23" office:value-type="string" calcext:value-type="string">
            <text:p>Filosofía política y social</text:p>
          </table:table-cell>
          <table:table-cell table:style-name="ce24" office:value-type="string" calcext:value-type="string">
            <text:p>Pensamiento posmoderno</text:p>
          </table:table-cell>
          <table:table-cell table:style-name="ce9" office:value-type="string" calcext:value-type="string">
            <text:p>Fenomenología </text:p>
          </table:table-cell>
          <table:table-cell table:style-name="ce24" office:value-type="string" calcext:value-type="string">
            <text:p>Primer Encuentro Colombiano de Estudios Estéticos</text:p>
          </table:table-cell>
          <table:table-cell table:style-name="ce24" office:value-type="string" calcext:value-type="string">
            <text:p>Filosofía Antigua y Medieval</text:p>
          </table:table-cell>
          <table:table-cell table:style-name="ce9" office:value-type="string" calcext:value-type="string">
            <text:p>Wittgenstein</text:p>
          </table:table-cell>
          <table:table-cell table:style-name="ce24" office:value-type="string" calcext:value-type="string">
            <text:p>Filosofía de la Biología</text:p>
          </table:table-cell>
          <table:table-cell table:style-name="ce9" office:value-type="string" calcext:value-type="string">
            <text:p>Filosofía en Colombia</text:p>
          </table:table-cell>
          <table:table-cell table:style-name="ce9" office:value-type="string" calcext:value-type="string">
            <text:p>Ética </text:p>
          </table:table-cell>
          <table:table-cell table:style-name="ce9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política y social</text:p>
          </table:table-cell>
          <table:table-cell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Filosofía y Psiquiatría</text:p>
          </table:table-cell>
          <table:table-cell table:style-name="ce24" office:value-type="string" calcext:value-type="string">
            <text:p>Filosofía y Educación</text:p>
          </table:table-cell>
          <table:table-cell table:style-name="ce9" table:number-columns-repeated="3"/>
          <table:table-cell table:style-name="ce9" office:value-type="string" calcext:value-type="string">
            <text:p>Estética</text:p>
          </table:table-cell>
          <table:table-cell table:style-name="ce9" office:value-type="string" calcext:value-type="string">
            <text:p>Filosofía Moderna</text:p>
          </table:table-cell>
          <table:table-cell table:style-name="ce9"/>
          <table:table-cell table:style-name="ce24" office:value-type="string" calcext:value-type="string">
            <text:p>Primer Encuentro Latinoamericano de Filosofía de la Biología</text:p>
          </table:table-cell>
          <table:table-cell table:style-name="ce9"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Filosofía francesa contemporáne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2" office:value-type="string" calcext:value-type="string">
            <text:p>Filosofía de la Cienci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enomenología y hermenéutica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stética y filosofía del arte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Historia de la filosofía (antigua, medieval y moderna)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analític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Epistemología y filosofía de las ciencias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colombiana y latinoamerican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Ética y filosofía de la acción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Filosofía de la religión</text:p>
          </table:table-cell>
          <table:table-cell table:number-columns-repeated="14"/>
        </table:table-row>
      </table:table>
      <table:table table:name="2008" table:style-name="ta1">
        <table:shapes>
          <draw:frame draw:z-index="0" draw:style-name="gr1" draw:text-style-name="P1" svg:width="160.07mm" svg:height="89.75mm" svg:x="5.21mm" svg:y="42.62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75mm" svg:x="5.02mm" svg:y="137.13mm">
            <draw:object draw:notify-on-update-of-ranges="'2008'.D2:'2008'.D7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number-columns-repeated="2" table:default-cell-style-name="ce9"/>
        <table:table-column table:style-name="co2" table:number-columns-repeated="3" table:default-cell-style-name="Default"/>
        <table:table-column table:style-name="co6" table:default-cell-style-name="ce7"/>
        <table:table-column table:style-name="co2" table:default-cell-style-name="ce9"/>
        <table:table-column table:style-name="co2" table:number-columns-repeated="13" table:default-cell-style-name="Default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ón</text:p>
          </table:table-cell>
          <table:covered-table-cell/>
          <table:table-cell table:number-columns-repeated="3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Mente, lenguaje, lógica y argumentación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Filosofía de la educación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ilosofía política y social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Occidente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ilosofía francesa contemporánea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Fenomenología y hermenéutica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Estética y filosofía del art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Sin afiliació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istoria de la filosofía (antigua, medieval y moderna)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analítica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Epistemología y filosofía de las ciencia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colombiana y latinoamericana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Ética y filosofía de la acción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de la religión</text:p>
          </table:table-cell>
          <table:table-cell table:number-columns-repeated="14"/>
        </table:table-row>
      </table:table>
      <table:table table:name="2010" table:style-name="ta1">
        <table:shapes>
          <draw:frame draw:z-index="0" draw:style-name="gr1" draw:text-style-name="P1" svg:width="159.99mm" svg:height="89.99mm" svg:x="0.58mm" svg:y="94.97mm">
            <draw:object draw:notify-on-update-of-ranges="'2010'.A2:'2010'.A3 '2010'.B2:'2010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72.07mm" svg:y="95.26mm">
            <draw:object draw:notify-on-update-of-ranges="'2010'.D2:'2010'.D7 '2010'.E2:'2010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.32mm" svg:y="195.89mm">
            <draw:object draw:notify-on-update-of-ranges="'2010'.G2:'2010'.G13 '2010'.H2:'2010'.H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7" table:default-cell-style-name="ce7"/>
        <table:table-column table:style-name="co2" table:default-cell-style-name="ce9"/>
        <table:table-column table:style-name="co2" table:number-columns-repeated="2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ente, lenguaje, lógica y argumentación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282" calcext:value-type="float">
            <text:p>282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ilosofía de la educación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tención perceptiva, acción corporal y rasgos cognitivos</text:p>
          </table:table-cell>
          <table:table-cell table:style-name="ce20" office:value-type="string" calcext:value-type="string">
            <text:p>Concepciones de la filosofía: presente y futuro</text:p>
          </table:table-cell>
          <table:table-cell table:style-name="ce9" office:value-type="string" calcext:value-type="string">
            <text:p>Filosofía de la comunicación y de la técn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Fenomenología</text:p>
          </table:table-cell>
          <table:table-cell table:style-name="ce20" office:value-type="string" calcext:value-type="string">
            <text:p>Estética y política en la teoría crít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ilosofía política y social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Autoconocimiento</text:p>
          </table:table-cell>
          <table:table-cell table:style-name="ce9" office:value-type="string" calcext:value-type="string">
            <text:p>Educación para la democracia</text:p>
          </table:table-cell>
          <table:table-cell table:style-name="ce21" office:value-type="string" calcext:value-type="string">
            <text:p>Filosofía de las nuevas tecnologías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Filosofía moderna</text:p>
          </table:table-cell>
          <table:table-cell table:number-columns-repeated="2"/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Étic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Filosofía francesa contemporáne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de la lógica de haces</text:p>
          </table:table-cell>
          <table:table-cell table:style-name="ce9" office:value-type="string" calcext:value-type="string">
            <text:p>Enseñanza de la filosofía como problema filosófico</text:p>
          </table:table-cell>
          <table:table-cell table:style-name="ce9" office:value-type="string" calcext:value-type="string">
            <text:p>Filosofía política</text:p>
          </table:table-cell>
          <table:table-cell/>
          <table:table-cell office:value-type="string" calcext:value-type="string">
            <text:p>Hermenéutica del mal</text:p>
          </table:table-cell>
          <table:table-cell/>
          <table:table-cell office:value-type="string" calcext:value-type="string">
            <text:p>Meditaciones metafísicas: Meditación primer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enomenología y hermenéutic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Filosofía de la mente</text:p>
          </table:table-cell>
          <table:table-cell table:style-name="ce20" office:value-type="string" calcext:value-type="string">
            <text:p>Enseñanzas de la filosofía en Colombia: problemas y tendencias</text:p>
          </table:table-cell>
          <table:table-cell table:style-name="ce20" office:value-type="string" calcext:value-type="string">
            <text:p>Formación del sujeto</text:p>
          </table:table-cell>
          <table:table-cell/>
          <table:table-cell office:value-type="string" calcext:value-type="string">
            <text:p>Nietzsche en la hermenéutica</text:p>
          </table:table-cell>
          <table:table-cell/>
          <table:table-cell office:value-type="string" calcext:value-type="string">
            <text:p>Platón y la irracionalida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stética y filosofía del ar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0" office:value-type="string" calcext:value-type="string">
            <text:p>Filosofía y emociones</text:p>
          </table:table-cell>
          <table:table-cell table:style-name="ce9"/>
          <table:table-cell table:style-name="ce9" office:value-type="string" calcext:value-type="string">
            <text:p>Hannah Arendt: violencia, política y memoria</text:p>
          </table:table-cell>
          <table:table-cell/>
          <table:table-cell table:style-name="ce20" office:value-type="string" calcext:value-type="string">
            <text:p>Paul Ricoeur en la filosofía contemporánea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Historia de la filosofía (antigua, medieval y moderna)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a lógica en la retórica y la argumentación</text:p>
          </table:table-cell>
          <table:table-cell table:style-name="ce9"/>
          <table:table-cell table:style-name="ce9" office:value-type="string" calcext:value-type="string">
            <text:p>Lenguaje, poder, subjetividad: repensando la comunidad polític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analític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ógica y argumentación</text:p>
          </table:table-cell>
          <table:table-cell table:style-name="ce9"/>
          <table:table-cell table:style-name="ce9" office:value-type="string" calcext:value-type="string">
            <text:p>Reconceptualizaciones contemporáneas sobre la política y la ciudadaní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Epistemología y filosofía de las ciencia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colombiana y latinoamerican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Ética y filosofía de la acció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de la religió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4" table:style-name="ta1">
        <table:shapes>
          <draw:frame draw:z-index="0" draw:style-name="gr2" draw:text-style-name="P1" svg:width="160.07mm" svg:height="89.75mm" svg:x="2.03mm" svg:y="50.81mm">
            <draw:object draw:notify-on-update-of-ranges="'2014'.A2:'2014'.A3 '2014'.B2:'2014'.B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72.07mm" svg:y="51.8mm">
            <draw:object draw:notify-on-update-of-ranges="'2014'.D2:'2014'.D7 '2014'.E2:'2014'.E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24" calcext:value-type="float">
            <text:p>424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2016" table:style-name="ta1">
        <table:shapes>
          <draw:frame draw:z-index="0" draw:style-name="gr1" draw:text-style-name="P1" svg:width="159.97mm" svg:height="90.04mm" svg:x="4.41mm" svg:y="60.56mm">
            <draw:object draw:notify-on-update-of-ranges="'2016'.A2:'2016'.A3 '2016'.B2:'2016'.B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58" calcext:value-type="float">
            <text:p>158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16" calcext:value-type="float">
            <text:p>416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8" table:style-name="ta1">
        <table:shapes>
          <draw:frame draw:z-index="0" draw:style-name="gr1" draw:text-style-name="P1" svg:width="159.99mm" svg:height="89.99mm" svg:x="1.83mm" svg:y="54.12mm">
            <draw:object draw:notify-on-update-of-ranges="'2018'.A2:'2018'.A3 '2018'.B1:'2018'.B1 '2018'.B2:'2018'.B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7mm" svg:height="90.05mm" svg:x="172.91mm" svg:y="52.85mm">
            <draw:object draw:notify-on-update-of-ranges="'2018'.D1:'2018'.D1 '2018'.D2:'2018'.D7 '2018'.E1:'2018'.E1 '2018'.E2:'2018'.E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320" calcext:value-type="float">
            <text:p>320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28" calcext:value-type="float">
            <text:p>128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7:45:11.7183333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2-24T17:50:30.085602579</dc:date>
    <meta:editing-duration>PT6H18S</meta:editing-duration>
    <meta:editing-cycles>14</meta:editing-cycles>
    <meta:generator>LibreOffice/6.0.7.3$Linux_X86_64 LibreOffice_project/00m0$Build-3</meta:generator>
    <meta:document-statistic meta:table-count="7" meta:cell-count="26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17cm" svg:y="0.141cm" chart:style-name="ch2">
          <text:p>Distribución por temas</text:p>
        </chart:title>
        <chart:legend svg:x="8.692cm" svg:y="1.451cm" style:legend-expansion="custom" chartooo:width="7.098cm" chartooo:height="6.745cm" style:legend-expansion-aspect-ratio="1.05233506300964" chart:style-name="ch3"/>
        <chart:plot-area chart:style-name="ch4" table:cell-range-address="'2010'.G2:'2010'.H13" chart:data-source-has-labels="column" svg:x="0.013cm" svg:y="0.8cm" svg:width="8.746cm" svg:height="7.543cm">
          <chartooo:coordinate-region svg:x="0.995cm" svg:y="1.345cm" svg:width="6.461cm" svg:height="6.461cm"/>
          <chart:axis chart:dimension="x" chart:name="primary-x" chart:style-name="ch5" chartooo:axis-type="auto">
            <chartooo:date-scale/>
            <chart:categories table:cell-range-address="'2010'.G2:'2010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H2:'2010'.H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0'.G2:'2010'.G13</svg:desc>
                </draw:g>
              </table:table-cell>
              <table:table-cell office:value-type="float" office:value="54">
                <text:p>54</text:p>
                <draw:g>
                  <svg:desc>'2010'.H2:'2010'.H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614cm" svg:y="0.316cm" chart:style-name="ch2">
          <text:p>Distribución por género</text:p>
        </chart:title>
        <chart:legend chart:legend-position="end" svg:x="13.682cm" svg:y="3.954cm" style:legend-expansion="high" chart:style-name="ch3"/>
        <chart:plot-area chart:style-name="ch4" table:cell-range-address="'2016'.A2:'2016'.B3" chart:data-source-has-labels="column" svg:x="0.319cm" svg:y="1.275cm" svg:width="13.044cm" svg:height="7.55cm">
          <chartooo:coordinate-region svg:x="3.066cm" svg:y="1.276cm" svg:width="7.549cm" svg:height="7.549cm"/>
          <chart:axis chart:dimension="x" chart:name="primary-x" chart:style-name="ch5" chartooo:axis-type="auto">
            <chartooo:date-scale/>
            <chart:categories table:cell-range-address="'2016'.A2:'201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B2:'201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6'.A2:'2016'.A3</svg:desc>
                </draw:g>
              </table:table-cell>
              <table:table-cell office:value-type="float" office:value="158">
                <text:p>158</text:p>
                <draw:g>
                  <svg:desc>'2016'.B2:'201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16">
                <text:p>4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8'.A1:'2018'.B3" chart:data-source-has-labels="both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8'.A2:'201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8'.B2:'2018'.B3" chart:label-cell-address="'2018'.B1:'2018'.B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8'.B1:'2018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8'.A2:'2018'.A3</svg:desc>
                </draw:g>
              </table:table-cell>
              <table:table-cell office:value-type="float" office:value="320">
                <text:p>320</text:p>
                <draw:g>
                  <svg:desc>'2018'.B2:'201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title svg:x="5.68cm" svg:y="0.316cm" chart:style-name="ch2">
          <text:p>Distribución por región</text:p>
        </chart:title>
        <chart:legend chart:legend-position="end" svg:x="13.682cm" svg:y="2.959cm" style:legend-expansion="high" chart:style-name="ch3"/>
        <chart:plot-area chart:style-name="ch4" table:cell-range-address="'2018'.D1:'2018'.E7" chart:data-source-has-labels="both" svg:x="0.319cm" svg:y="1.275cm" svg:width="13.044cm" svg:height="7.551cm">
          <chartooo:coordinate-region svg:x="3.634cm" svg:y="1.275cm" svg:width="6.544cm" svg:height="6.544cm"/>
          <chart:axis chart:dimension="x" chart:name="primary-x" chart:style-name="ch5" chartooo:axis-type="auto">
            <chartooo:date-scale/>
            <chart:categories table:cell-range-address="'2018'.D2:'201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8'.E2:'2018'.E7" chart:label-cell-address="'2018'.E1:'2018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8'.E1:'201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8'.D2:'2018'.D7</svg:desc>
                </draw:g>
              </table:table-cell>
              <table:table-cell office:value-type="float" office:value="19">
                <text:p>19</text:p>
                <draw:g>
                  <svg:desc>'2018'.E2:'2018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85cm" svg:y="0.315cm" chart:style-name="ch2">
          <text:p>Distribución por región</text:p>
        </chart:title>
        <chart:legend chart:legend-position="end" svg:x="13.692cm" svg:y="2.944cm" style:legend-expansion="high" chart:style-name="ch3"/>
        <chart:plot-area chart:style-name="ch4" table:cell-range-address="'2008'.D2:'2008'.E7" chart:data-source-has-labels="column" svg:x="0.32cm" svg:y="1.273cm" svg:width="13.052cm" svg:height="7.524cm">
          <chartooo:coordinate-region svg:x="3.229cm" svg:y="1.654cm" svg:width="7.143cm" svg:height="7.143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Extranjero</text:p>
                <draw:g>
                  <svg:desc>'2008'.D2:'2008'.D7</svg:desc>
                </draw:g>
              </table:table-cell>
              <table:table-cell office:value-type="float" office:value="18">
                <text:p>18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Nor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0'.A2:'2010'.B3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0'.A2:'2010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B2:'2010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0'.A2:'2010'.A3</svg:desc>
                </draw:g>
              </table:table-cell>
              <table:table-cell office:value-type="float" office:value="76">
                <text:p>76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9cm" svg:y="0.178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0'.D2:'2010'.E7" chart:data-source-has-labels="column" svg:x="0.32cm" svg:y="1.275cm" svg:width="13.044cm" svg:height="7.545cm">
          <chartooo:coordinate-region svg:x="3.612cm" svg:y="1.275cm" svg:width="6.771cm" svg:height="6.771cm"/>
          <chart:axis chart:dimension="x" chart:name="primary-x" chart:style-name="ch5" chartooo:axis-type="auto">
            <chartooo:date-scale/>
            <chart:categories table:cell-range-address="'2010'.D2:'2010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E2:'2010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0'.D2:'2010'.D7</svg:desc>
                </draw:g>
              </table:table-cell>
              <table:table-cell office:value-type="float" office:value="24">
                <text:p>24</text:p>
                <draw:g>
                  <svg:desc>'2010'.E2:'2010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4'.A2:'2014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4'.A2:'2014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B2:'2014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4'.A2:'2014'.A3</svg:desc>
                </draw:g>
              </table:table-cell>
              <table:table-cell office:value-type="float" office:value="133">
                <text:p>133</text:p>
                <draw:g>
                  <svg:desc>'2014'.B2:'2014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205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4'.D2:'2014'.E7" chart:data-source-has-labels="column" svg:x="0.32cm" svg:y="1.275cm" svg:width="13.044cm" svg:height="7.545cm">
          <chartooo:coordinate-region svg:x="3.634cm" svg:y="1.275cm" svg:width="6.618cm" svg:height="6.618cm"/>
          <chart:axis chart:dimension="x" chart:name="primary-x" chart:style-name="ch5" chartooo:axis-type="auto">
            <chartooo:date-scale/>
            <chart:categories table:cell-range-address="'2014'.D2:'2014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E2:'2014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4'.D2:'2014'.D7</svg:desc>
                </draw:g>
              </table:table-cell>
              <table:table-cell office:value-type="float" office:value="44">
                <text:p>44</text:p>
                <draw:g>
                  <svg:desc>'2014'.E2:'2014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